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eb162" officeooo:paragraph-rsid="000eb16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1efc1" officeooo:paragraph-rsid="0011efc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45c1f" officeooo:paragraph-rsid="00145c1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officeooo:rsid="001073e6" officeooo:paragraph-rsid="001073e6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eb162" officeooo:paragraph-rsid="000eb16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2f7cd" officeooo:paragraph-rsid="0012f7c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45c1f" officeooo:paragraph-rsid="00145c1f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1efc1" officeooo:paragraph-rsid="0011efc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2f7cd" officeooo:paragraph-rsid="0012f7cd" style:font-size-asian="14pt" style:font-weight-asian="normal" style:font-size-complex="14pt" style:font-weight-complex="normal"/>
    </style:style>
    <style:style style:name="T1" style:family="text">
      <style:text-properties officeooo:rsid="0011efc1"/>
    </style:style>
    <style:style style:name="T2" style:family="text">
      <style:text-properties officeooo:rsid="00145c1f"/>
    </style:style>
    <style:style style:name="T3" style:family="text">
      <style:text-properties officeooo:rsid="00153f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</text:p>
      <text:p text:style-name="P4"/>
      <text:p text:style-name="P4">Database, DBMS, Data, Functionality</text:p>
      <text:p text:style-name="P4">Data Model, Operations, Categories</text:p>
      <text:p text:style-name="P4">Database Schema, Schema Diagram, Schema Construct</text:p>
      <text:p text:style-name="P4">Database State, Valid vs Invalid</text:p>
      <text:p text:style-name="P4">Relational Model: Relation, Attribute, Tuple, Schema, Domain of Attributes, Relation State, NULL values</text:p>
      <text:p text:style-name="P5"/>
      <text:p text:style-name="P1">SQL</text:p>
      <text:p text:style-name="P5"/>
      <text:p text:style-name="P4">Creating tables, Defining Constraints, Data Types, Dropping Tables, Changing structure of tables, </text:p>
      <text:p text:style-name="P5"/>
      <text:p text:style-name="P4">Relational Model: Types of Constraints, Key constraint, Entity Integrity, Referential Integrity, superkey, key, <text:span text:style-name="T1">primary key, candidate key, violations and how to deal with violations.</text:span></text:p>
      <text:p text:style-name="P8">Writing queries to retrieve data: selection, conditions, excluding duplicates, set operations, arithmetic operators, ranges of values, sorting, exists, not exists, mathematical functions, counting, grouping, having.</text:p>
      <text:p text:style-name="P9">Insertion, update, deletion of data and related issues.</text:p>
      <text:p text:style-name="P8">Joins, semantics of different join operators.</text:p>
      <text:p text:style-name="P9">Assertions, triggers (event, condition, action), views.</text:p>
      <text:p text:style-name="P2"/>
      <text:p text:style-name="P1">ER Model</text:p>
      <text:p text:style-name="P5"/>
      <text:p text:style-name="P6">Entities, Entity Types, Attributes, Different Types of Attributes, Notations of ER Diagram, Entity Set, Relationships, Relationship Types, Relationship Sets, degree, weak entitites, <text:span text:style-name="T2">cardinality ratios, participation constraints</text:span>.</text:p>
      <text:p text:style-name="P6"/>
      <text:p text:style-name="P7">Mapping of ER Diagrams to Relations:</text:p>
      <text:p text:style-name="P7">Mapping of Regular Entity Types, Mapping of Weak Entity Types,</text:p>
      <text:p text:style-name="P7">Mapping of Binary 1:1 Relation Types, Mapping of Binary 1:N Relationship Types, </text:p>
      <text:p text:style-name="P7">Mapping of Binary M:N Relationship Types,</text:p>
      <text:p text:style-name="P7">Mapping of Multivalued attributes, </text:p>
      <text:p text:style-name="P7"/>
      <text:p text:style-name="P7">Informal Guidelines for a Good DB Design, possible issues to consider.</text:p>
      <text:p text:style-name="P7"/>
      <text:p text:style-name="P3">Normalization</text:p>
      <text:p text:style-name="P7"/>
      <text:p text:style-name="P7">Functional Dependencies, Prime/Non Attributes, Full/Partial FDs, Transitive FDs, <text:span text:style-name="T3">Trivial/Non FDs, 1NF, 2NF, 3NF, BCNF, properties of decompos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48:53.033965731</meta:creation-date>
    <dc:date>2018-10-10T11:52:24.206651553</dc:date>
    <meta:editing-duration>PT2M30S</meta:editing-duration>
    <meta:editing-cycles>1</meta:editing-cycles>
    <meta:document-statistic meta:table-count="0" meta:image-count="0" meta:object-count="0" meta:page-count="1" meta:paragraph-count="23" meta:word-count="210" meta:character-count="1638" meta:non-whitespace-character-count="1448"/>
    <meta:generator>LibreOffice/5.1.6.2$Linux_X86_64 LibreOffice_project/10m0$Build-2</meta:generator>
  </office:meta>
</office:document-meta>
</file>